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inherit" svg:font-family="inherit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 style:list-style-name="L10">
      <style:paragraph-properties fo:line-height="150%" fo:text-align="justify" style:justify-single-word="false"/>
      <style:text-properties officeooo:paragraph-rsid="001d4a74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1c917c" officeooo:paragraph-rsid="001c917c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1c917c" officeooo:paragraph-rsid="001c917c" style:font-size-asian="14pt" style:font-size-complex="14pt" style:font-weight-complex="bold"/>
    </style:style>
    <style:style style:name="P11" style:family="paragraph" style:parent-style-name="Standard" style:list-style-name="L10">
      <style:paragraph-properties fo:line-height="150%" fo:text-align="justify" style:justify-single-word="false"/>
      <style:text-properties officeooo:rsid="001d4a74" officeooo:paragraph-rsid="001d4a74"/>
    </style:style>
    <style:style style:name="P12" style:family="paragraph" style:parent-style-name="Standard" style:list-style-name="L10">
      <style:paragraph-properties fo:line-height="150%" fo:text-align="justify" style:justify-single-word="false"/>
      <style:text-properties officeooo:rsid="001dede8" officeooo:paragraph-rsid="001dede8"/>
    </style:style>
    <style:style style:name="P13" style:family="paragraph" style:parent-style-name="Standard" style:list-style-name="L10">
      <style:paragraph-properties fo:line-height="150%" fo:text-align="justify" style:justify-single-word="false"/>
      <style:text-properties fo:font-style="normal" officeooo:rsid="001e1ffc" officeooo:paragraph-rsid="001e1ffc" style:font-style-asian="normal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officeooo:rsid="001fdf25" officeooo:paragraph-rsid="001fdf25" style:font-style-asian="normal" style:font-style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fo:font-size="14pt" fo:font-weight="bold" officeooo:rsid="001fdf25" officeooo:paragraph-rsid="001fdf2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d4a74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01d4a74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c917c" officeooo:paragraph-rsid="001c917c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fdf25" officeooo:paragraph-rsid="001fdf25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bold" officeooo:rsid="001c917c" officeooo:paragraph-rsid="001c917c" style:font-weight-asian="bold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fo:font-size="14pt" officeooo:rsid="001fdf25" officeooo:paragraph-rsid="001c917c" style:font-size-asian="14pt" style:font-size-complex="14pt"/>
    </style:style>
    <style:style style:name="P26" style:family="paragraph" style:parent-style-name="Standard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-0.4cm" fo:margin-right="0cm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FreeMono" fo:font-size="7pt" fo:font-weight="normal" officeooo:rsid="001fdf25" officeooo:paragraph-rsid="001fdf25" style:font-size-asian="7pt" style:font-weight-asian="normal" style:font-size-complex="7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ext_20_body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0" style:family="paragraph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1" style:family="paragraph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2" style:family="paragraph" style:list-style-name="L3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3" style:family="paragraph" style:list-style-name="L4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4" style:family="paragraph" style:list-style-name="L5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5" style:family="paragraph" style:list-style-name="L6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6" style:family="paragraph" style:list-style-name="L1">
      <style:paragraph-properties fo:line-height="150%" fo:text-align="start" style:justify-single-word="false"/>
    </style:style>
    <style:style style:name="P37" style:family="paragraph" style:list-style-name="L2">
      <style:paragraph-properties fo:line-height="150%" fo:text-align="start" style:justify-single-word="false"/>
    </style:style>
    <style:style style:name="P38" style:family="paragraph" style:list-style-name="L3">
      <style:paragraph-properties fo:line-height="150%" fo:text-align="start" style:justify-single-word="false"/>
    </style:style>
    <style:style style:name="P39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40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4" style:family="text">
      <style:text-properties fo:text-transform="uppercase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c917c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1c917c" style:font-size-asian="14pt" style:font-weight-asian="bold" style:font-size-complex="14pt"/>
    </style:style>
    <style:style style:name="T12" style:family="text">
      <style:text-properties fo:color="#000000" fo:font-size="14pt" fo:font-weight="bold" officeooo:rsid="001d4a74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fo:font-size="14pt" fo:font-weight="normal" officeooo:rsid="001d4a74" style:font-size-asian="14pt" style:font-weight-asian="normal" style:font-size-complex="14pt" style:font-weight-complex="normal"/>
    </style:style>
    <style:style style:name="T15" style:family="text">
      <style:text-properties fo:color="#000000" fo:font-size="14pt" fo:font-weight="normal" officeooo:rsid="001dede8" style:font-size-asian="14pt" style:font-weight-asian="normal" style:font-size-complex="14pt" style:font-weight-complex="normal"/>
    </style:style>
    <style:style style:name="T16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000000" fo:font-size="14pt" fo:font-style="italic" fo:font-weight="normal" officeooo:rsid="001d4a74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000000" fo:font-size="14pt" fo:font-style="italic" fo:font-weight="normal" officeooo:rsid="001dede8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000000" fo:font-size="14pt" fo:font-style="italic" fo:font-weight="normal" officeooo:rsid="001e1ff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000000" fo:font-size="14pt" fo:font-style="normal" fo:font-weight="normal" officeooo:rsid="001e1ff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style:font-name="Times New Roman1" fo:font-size="14pt" fo:font-style="italic" fo:font-weight="normal" officeooo:rsid="001e1ffc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3" style:family="text">
      <style:text-properties fo:color="#000000"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color="#000000" style:font-name="Times New Roman" fo:font-size="14pt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5" style:family="text">
      <style:text-properties fo:color="#000000" style:font-name="Times New Roman" fo:font-size="14pt" fo:font-style="italic" fo:font-weight="normal" officeooo:rsid="001e1ffc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fo:color="#000000" fo:font-size="14pt" officeooo:rsid="001c917c" style:font-size-asian="14pt" style:font-size-complex="14pt"/>
    </style:style>
    <style:style style:name="T2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4cm" text:min-label-distance="0.199cm"/>
      </text:list-level-style-bullet>
      <text:list-level-style-bullet text:level="2" text:style-name="Bullet_20_Symbols" style:num-suffix="." text:bullet-char="•">
        <style:list-level-properties text:space-before="0.635cm"/>
      </text:list-level-style-bullet>
      <text:list-level-style-bullet text:level="3" text:style-name="Bullet_20_Symbols" style:num-suffix="." text:bullet-char="•">
        <style:list-level-properties text:space-before="1.499cm" text:min-label-distance="0.1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"><text:span text:style-name="T8">Кафедра </text:span><text:span text:style-name="T11">МО ЭВМ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1"><text:span text:style-name="Название_20_книги"><text:span text:style-name="T4">отчет</text:span></text:span></text:p>
      <text:p text:style-name="P1"><text:span text:style-name="T8">по лабораторной работе</text:span><text:span text:style-name="T9"> </text:span><text:span text:style-name="T10">№</text:span><text:span text:style-name="T11">2</text:span></text:p>
      <text:p text:style-name="P1"><text:span text:style-name="T8">по дисциплине </text:span><text:span text:style-name="T10">«</text:span><text:span text:style-name="T11">Программирование</text:span><text:span text:style-name="T10">»</text:span></text:p>
      <text:p text:style-name="P1"><text:span text:style-name="Название_20_книги"><text:span text:style-name="T26">Тема: </text:span></text:span><text:span text:style-name="Название_20_книги"><text:span text:style-name="T27">Линейные списки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6">Студент гр. </text:span><text:span text:style-name="T7">830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9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9">Чайка К. В.</text:p>
          </table:table-cell>
        </table:table-row>
      </table:table>
      <text:p text:style-name="P5"/>
      <text:p text:style-name="P5"/>
      <text:p text:style-name="P5">Санкт-Петербург</text:p>
      <text:p text:style-name="P10">2019</text:p>
      <text:p text:style-name="P15"><text:span text:style-name="T8">Цель работы</text:span></text:p>
      <text:p text:style-name="P21">Изучить принципы работы с адресами структур. Смоделировать такую структуру данных, как линейный двунаправленный список.</text:p>
      <text:p text:style-name="P19"/>
      <text:p text:style-name="P23"><text:span text:style-name="T6">Задание</text:span></text:p>
      <text:h text:style-name="P28" text:outline-level="3"><text:tab/>Создайте двунаправленный список музыкальных композиций MusicalComposition и <text:span text:style-name="T21">api</text:span> (<text:span text:style-name="T1">a</text:span>pplication <text:span text:style-name="T1">p</text:span>rogramming <text:span text:style-name="T1">i</text:span>nterface - в данном случае набор функций) для работы со списком.</text:h>
      <text:h text:style-name="P28" text:outline-level="3"/>
      <text:h text:style-name="P28" text:outline-level="3">Структура элемента списка (тип - MusicalComposition)</text:h>
      <text:list xml:id="list352341856" text:style-name="L1">
        <text:list-item>
          <text:h text:outline-level="3"><text:span text:style-name="T28">name - строка неизвестной длины (гарантируется, что длина не может быть больше 80 символов), название композиции.</text:span></text:h>
        </text:list-item>
        <text:list-item>
          <text:h text:style-name="P29" text:outline-level="3">author - строка неизвестной длины (гарантируется, что длина не может быть больше 80 символов), автор композиции/музыкальная группа.</text:h>
        </text:list-item>
        <text:list-item>
          <text:h text:style-name="P29" text:outline-level="3">year - целое число, год создания.</text:h>
        </text:list-item>
      </text:list>
      <text:h text:style-name="P28" text:outline-level="3"/>
      <text:h text:style-name="P28" text:outline-level="3">Функция для создания элемента списка (тип элемента MusicalComposition)</text:h>
      <text:list xml:id="list147019748" text:style-name="L2">
        <text:list-item>
          <text:h text:outline-level="3"><text:span text:style-name="T28">MusicalComposition* createMusicalComposition(char* name, char* author, int year)</text:span></text:h>
        </text:list-item>
      </text:list>
      <text:h text:style-name="P28" text:outline-level="3">Функции для работы со списком:</text:h>
      <text:list xml:id="list892270526" text:style-name="L3">
        <text:list-item>
          <text:h text:outline-level="3"><text:span text:style-name="T28">MusicalComposition* createMusicalCompositionList(char** array_names, char** array_authors, int* array_years, int n); // создает список музыкальных композиций MusicalCompositionList, в котором:</text:span></text:h>
          <text:list>
            <text:list-item>
              <text:list>
                <text:list-item>
                  <text:h text:outline-level="3"><text:span text:style-name="T1">n</text:span> - длина массивов <text:span text:style-name="T1">array_names</text:span>, <text:span text:style-name="T1">array_authors</text:span>, <text:span text:style-name="T1">array_years</text:span>.</text:h>
                </text:list-item>
                <text:list-item>
                  <text:h text:outline-level="3">поле <text:span text:style-name="T1">name</text:span> первого элемента списка соответствует первому элементу списка array_names (<text:span text:style-name="T1">array_names[0]</text:span>).</text:h>
                </text:list-item>
                <text:list-item>
                  <text:h text:outline-level="3">поле <text:span text:style-name="T1">author</text:span> первого элемента списка соответствует первому элементу списка array_authors (<text:span text:style-name="T1">array_authors[0]</text:span>).</text:h>
                </text:list-item>
                <text:list-item>
                  <text:h text:outline-level="3">поле <text:span text:style-name="T1">year</text:span> первого элемента списка соответствует первому элементу списка array_authors (<text:span text:style-name="T1">array_years[0]</text:span>).</text:h>
                </text:list-item>
              </text:list>
            </text:list-item>
          </text:list>
        </text:list-item>
      </text:list>
      <text:h text:style-name="P28" text:outline-level="3"><text:soft-page-break/><text:tab/>Аналогично для второго, третьего, … <text:span text:style-name="T1">n-1</text:span>-го элемента массива.</text:h>
      <text:h text:style-name="P28" text:outline-level="3"><text:tab/>! длина массивов <text:span text:style-name="T1">array_names</text:span>, <text:span text:style-name="T1">array_authors</text:span>, <text:span text:style-name="T1">array_years</text:span> одинаковая и равна n, это проверять не требуется.</text:h>
      <text:h text:style-name="P28" text:outline-level="3">     Функция возвращает указатель на первый элемент списка.</text:h>
      <text:list xml:id="list2537062972" text:style-name="L4">
        <text:list-item>
          <text:h text:outline-level="3"><text:s/>void push(MusicalComposition* <text:s/>head, MusicalComposition* element); // добавляет <text:span text:style-name="T1">element</text:span> в конец списка <text:span text:style-name="T1">musical_composition_list</text:span></text:h>
        </text:list-item>
      </text:list>
      <text:list xml:id="list1474049919" text:style-name="L5">
        <text:list-item>
          <text:h text:outline-level="3"><text:s/>void removeEl (MusicalComposition* <text:s/>head, char* name_for_remove); // удаляет элемент <text:span text:style-name="T1">element</text:span> списка, у которого значение <text:span text:style-name="T1">name</text:span> равно значению <text:s/><text:span text:style-name="T1">name_for_remove</text:span></text:h>
        </text:list-item>
      </text:list>
      <text:list xml:id="list2623169059" text:style-name="L6">
        <text:list-item>
          <text:h text:outline-level="3"><text:s/>int count(MusicalComposition* <text:s/>head); //возвращает количество элементов списка</text:h>
        </text:list-item>
        <text:list-item>
          <text:h text:outline-level="3"><text:s/>void print_names(MusicalComposition* <text:s/>head); //Выводит названия композиций</text:h>
        </text:list-item>
      </text:list>
      <text:p text:style-name="P25"/>
      <text:p text:style-name="P17"><text:span text:style-name="T12">Ход выполнения работы</text:span></text:p>
      <text:p text:style-name="P17"><text:span text:style-name="T14">Помимо описанной в задании функции </text:span><text:span text:style-name="T17">main()</text:span><text:span text:style-name="T14">, программа использует:</text:span></text:p>
      <text:list xml:id="list3890457710" text:style-name="L10">
        <text:list-item>
          <text:p text:style-name="P2"><text:span text:style-name="T14">структуру </text:span><text:span text:style-name="T17">MusicalComposition</text:span><text:span text:style-name="T14">, она содержит три поля для данных пользователя и два поля для хранения ссылок на следующий и предыдущий элементы списка.</text:span></text:p>
        </text:list-item>
        <text:list-item>
          <text:p text:style-name="P11"><text:span text:style-name="T13">Функцию </text:span><text:span text:style-name="T18">c</text:span><text:span text:style-name="T16">reateMusicalComposition</text:span><text:span text:style-name="T13">, она принимает на вход значения полей некоторой композиции и возвращает адрес сформированной структуры. </text:span><text:span text:style-name="T15">В поля </text:span><text:span text:style-name="T18">name</text:span><text:span text:style-name="T15"> и </text:span><text:span text:style-name="T18">author</text:span><text:span text:style-name="T15"> с помощью функции </text:span><text:span text:style-name="T18">strcpy</text:span><text:span text:style-name="T15"> копируются значения соответствующих полей в вызове функции, в поле </text:span><text:span text:style-name="T18">year</text:span><text:span text:style-name="T15"> просто присваивается значение соответствующего поля. Поля для ссылок получают значение NULL.</text:span></text:p>
        </text:list-item>
        <text:list-item>
          <text:p text:style-name="P12"><text:span text:style-name="T13">Функцию </text:span><text:span text:style-name="T16">createMusicalCompositionList</text:span><text:span text:style-name="T13">, она принимает на вход массив значений из которых должен быть составлен список и возвращает адрес первого элемента. Создается первый элемент который именуется </text:span><text:span text:style-name="T16">head</text:span><text:span text:style-name="T13">, а все дальнейшие как </text:span><text:span text:style-name="T16">tmp</text:span><text:span text:style-name="T13">, для перехода к следующему элементу без потери предыдущего инициализурется переменная </text:span><text:span text:style-name="T16">prevTmp</text:span><text:span text:style-name="T13">, которая хранит адрес предыдущей структуры, затем иттеративно создается </text:span><text:span text:style-name="T16">«следующая»</text:span><text:span text:style-name="T13"> </text:span><text:soft-page-break/><text:span text:style-name="T13">структура по адресу полю next текущей tmp, затем в цикле значение поля </text:span><text:span text:style-name="T16">tmp </text:span><text:span text:style-name="T22">→</text:span><text:span text:style-name="T25"> next </text:span><text:span text:style-name="T22">→</text:span><text:span text:style-name="T25"> prev</text:span><text:span text:style-name="T13"> принимает ранее записанное значение </text:span><text:span text:style-name="T16">prevTmp, </text:span><text:span text:style-name="T20">в конце цикла в </text:span><text:span text:style-name="T19">tmp </text:span><text:span text:style-name="T20">записывается новый адрес, а именно </text:span><text:span text:style-name="T19">tmp</text:span><text:span text:style-name="T22">→</text:span><text:span text:style-name="T25"> next.</text:span></text:p>
        </text:list-item>
        <text:list-item>
          <text:p text:style-name="P13"><text:span text:style-name="T23">Функцию </text:span><text:span text:style-name="T24">Push</text:span><text:span text:style-name="T23">, которая получает на вход голову списка и новый элемент и добавляет этот элемент в конец списка. Цикл используя голову списка двигается по элементам пока не будет найден такой, что значение следующего равно NULL, и в этот следующий добавляется элемент который был подан на вход.</text:span></text:p>
        </text:list-item>
        <text:list-item>
          <text:p text:style-name="P13"><text:span text:style-name="T23">Функцию </text:span><text:span text:style-name="T24">removeEl</text:span><text:span text:style-name="T23">, которая получает на вход голову списка и некоторую строку, которая определяет какой элемент надо удалить, а именно по полю </text:span><text:span text:style-name="T24">name</text:span><text:span text:style-name="T23">. Функция циклично шагает по элементам, пока не найдет требуемое совпадение и не отвяжет соответствующие ссылки от требуемого элемента, соединив при этом соседние, либо пока не дойдет до конца списка.</text:span></text:p>
        </text:list-item>
        <text:list-item>
          <text:p text:style-name="P13"><text:span text:style-name="T23">Функцию </text:span><text:span text:style-name="T24">Count, </text:span><text:span text:style-name="T23">которая получает на вход голову списка и просто идет до конца считая количество иттераций и возвращая это количество.</text:span></text:p>
        </text:list-item>
        <text:list-item>
          <text:p text:style-name="P13"><text:span text:style-name="T23">Функцию </text:span><text:span text:style-name="T24">print_names</text:span><text:span text:style-name="T23">, которая получает на вход голову списка, она циклично идет по элементам списка, выводя при этом значение в поле </text:span><text:span text:style-name="T24">name</text:span><text:span text:style-name="T23"> посредством функции </text:span><text:span text:style-name="T24">printf</text:span><text:span text:style-name="T23"> стандартной библиотеки.</text:span></text:p>
        </text:list-item>
      </text:list>
      <text:p text:style-name="P14"><text:span text:style-name="T23">Код программы находится в приложении А к лабораторной работе.</text:span></text:p>
      <text:p text:style-name="P20"/>
      <text:p text:style-name="P18">Выводы</text:p>
      <text:p text:style-name="P22">В ходе лабораторной работы были изучены способы управления структурой, используя ее адрес, а также была смоделирована структура данных «линейный двунаправленный список».</text:p>
      <text:p text:style-name="P16">ПРИЛОЖЕНИЕ А</text:p>
      <text:p text:style-name="P27">#include &lt;stdlib.h&gt;</text:p>
      <text:p text:style-name="P26">#include &lt;stdio.h&gt;</text:p>
      <text:p text:style-name="P26">#include &lt;string.h&gt;</text:p>
      <text:p text:style-name="P26">#include &lt;stddef.h&gt;</text:p>
      <text:p text:style-name="P26"/>
      <text:p text:style-name="P26"/>
      <text:p text:style-name="P26">typedef struct MusicalComposition{</text:p>
      <text:p text:style-name="P26"><text:s text:c="4"/>char name[80];</text:p>
      <text:p text:style-name="P26"><text:s text:c="4"/>char author[80];</text:p>
      <text:p text:style-name="P26"><text:s text:c="4"/>int year;</text:p>
      <text:p text:style-name="P26"><text:s text:c="4"/>struct MusicalComposition* prev;</text:p>
      <text:p text:style-name="P26"><text:s text:c="4"/>struct MusicalComposition* next;</text:p>
      <text:p text:style-name="P26">}MusicalComposition;</text:p>
      <text:p text:style-name="P26"/>
      <text:p text:style-name="P26"/>
      <text:p text:style-name="P26">MusicalComposition* createMusicalComposition(char* name, char* author,int year){</text:p>
      <text:p text:style-name="P26"><text:s text:c="4"/>MusicalComposition* track = (MusicalComposition*)malloc(sizeof(MusicalComposition));</text:p>
      <text:p text:style-name="P26"><text:s text:c="4"/>strcpy(track-&gt;name, name);</text:p>
      <text:p text:style-name="P26"><text:s text:c="4"/>strcpy(track-&gt;author, author);</text:p>
      <text:p text:style-name="P26"><text:s text:c="4"/>track-&gt;year = year;</text:p>
      <text:p text:style-name="P26"><text:s text:c="4"/>track-&gt;prev = NULL;</text:p>
      <text:p text:style-name="P26"><text:s text:c="4"/>track-&gt;next = NULL;</text:p>
      <text:p text:style-name="P26"><text:s text:c="4"/>return track;</text:p>
      <text:p text:style-name="P26">}</text:p>
      <text:p text:style-name="P26"/>
      <text:p text:style-name="P26">// Функции для работы со списком MusicalComposition</text:p>
      <text:p text:style-name="P26"/>
      <text:p text:style-name="P26"/>
      <text:p text:style-name="P26">MusicalComposition* createMusicalCompositionList(char** array_names, char** array_authors, int* array_years, int n){ <text:s text:c="3"/></text:p>
      <text:p text:style-name="P26"><text:s text:c="4"/>MusicalComposition* head = createMusicalComposition(*array_names, *array_authors, *array_years);</text:p>
      <text:p text:style-name="P26"><text:s text:c="4"/>MusicalComposition* tmp;</text:p>
      <text:p text:style-name="P26"><text:s text:c="4"/>MusicalComposition* prevTmp = head;</text:p>
      <text:p text:style-name="P26"/>
      <text:p text:style-name="P26"><text:s text:c="4"/>int i;</text:p>
      <text:p text:style-name="P26"><text:s text:c="4"/>for(i = 1; i &lt; n; i++){</text:p>
      <text:p text:style-name="P26"><text:s text:c="8"/>tmp = createMusicalComposition(array_names[i], array_authors[i], array_years[i]);</text:p>
      <text:p text:style-name="P26"><text:s text:c="8"/>tmp-&gt;prev = prevTmp;</text:p>
      <text:p text:style-name="P26"><text:s text:c="8"/>prevTmp-&gt;next = tmp;</text:p>
      <text:p text:style-name="P26"><text:s text:c="8"/>prevTmp = tmp;</text:p>
      <text:p text:style-name="P26"><text:s text:c="4"/>}</text:p>
      <text:p text:style-name="P26"><text:s text:c="4"/>return head;</text:p>
      <text:p text:style-name="P26">}</text:p>
      <text:p text:style-name="P26"/>
      <text:p text:style-name="P26"/>
      <text:p text:style-name="P26">void push(MusicalComposition* head, MusicalComposition* element){</text:p>
      <text:p text:style-name="P26"><text:s text:c="4"/>MusicalComposition* tmp = head;</text:p>
      <text:p text:style-name="P26"><text:s text:c="4"/>while (tmp-&gt;next != NULL) tmp = tmp-&gt;next;</text:p>
      <text:p text:style-name="P26"><text:s text:c="4"/>tmp-&gt;next = element;</text:p>
      <text:p text:style-name="P26"><text:s text:c="4"/>element-&gt;prev = tmp;</text:p>
      <text:p text:style-name="P26">}</text:p>
      <text:p text:style-name="P26"/>
      <text:p text:style-name="P26"/>
      <text:p text:style-name="P26">void removeEl(MusicalComposition* head, char* name_for_remove){</text:p>
      <text:p text:style-name="P26"><text:s text:c="4"/>MusicalComposition* tmp = head;</text:p>
      <text:p text:style-name="P26"><text:s text:c="4"/>while(strcmp(tmp-&gt;name, name_for_remove) &amp;&amp; (tmp-&gt;next)) tmp = tmp-&gt;next;</text:p>
      <text:p text:style-name="P26"><text:s text:c="4"/>if (strcmp(tmp-&gt;name, name_for_remove) == 0){</text:p>
      <text:p text:style-name="P26"><text:s text:c="8"/>if (tmp-&gt;next == NULL){</text:p>
      <text:p text:style-name="P26"><text:s text:c="12"/>tmp-&gt;prev-&gt;next = NULL;</text:p>
      <text:p text:style-name="P26"><text:s text:c="8"/>}</text:p>
      <text:p text:style-name="P26"><text:s text:c="8"/>else if (tmp-&gt;prev == NULL){</text:p>
      <text:p text:style-name="P26"><text:s text:c="12"/>tmp-&gt;next-&gt;prev = NULL;</text:p>
      <text:p text:style-name="P26"><text:s text:c="8"/>}</text:p>
      <text:p text:style-name="P26"><text:s text:c="8"/>else{</text:p>
      <text:p text:style-name="P26"><text:s text:c="12"/>tmp-&gt;prev-&gt;next = tmp-&gt;next;</text:p>
      <text:p text:style-name="P26"><text:s text:c="12"/>tmp-&gt;next-&gt;prev = tmp-&gt;prev;</text:p>
      <text:p text:style-name="P26"><text:s text:c="8"/>}</text:p>
      <text:p text:style-name="P26"><text:s text:c="8"/>free(tmp);</text:p>
      <text:p text:style-name="P26"><text:s text:c="4"/>}</text:p>
      <text:p text:style-name="P26">}</text:p>
      <text:p text:style-name="P26"/>
      <text:p text:style-name="P26">int count(MusicalComposition* head){</text:p>
      <text:p text:style-name="P26"><text:s text:c="4"/>MusicalComposition* tmp = head;</text:p>
      <text:p text:style-name="P26"><text:s text:c="4"/>int k;</text:p>
      <text:p text:style-name="P26"><text:s text:c="4"/>for (k = 1; tmp-&gt;next != NULL; k++) tmp = tmp-&gt;next;</text:p>
      <text:p text:style-name="P26"><text:s text:c="4"/>return k;</text:p>
      <text:p text:style-name="P26">}</text:p>
      <text:p text:style-name="P26"/>
      <text:p text:style-name="P26">void print_names(MusicalComposition* head){</text:p>
      <text:p text:style-name="P26"><text:s text:c="4"/>MusicalComposition* tmp = head;</text:p>
      <text:p text:style-name="P26"><text:s text:c="4"/>while (tmp-&gt;next != NULL){</text:p>
      <text:p text:style-name="P26"><text:s text:c="8"/>printf("%s\n", tmp-&gt;name);</text:p>
      <text:p text:style-name="P26"><text:s text:c="8"/>tmp = tmp-&gt;next;</text:p>
      <text:p text:style-name="P26"><text:s text:c="4"/>}</text:p>
      <text:p text:style-name="P26"><text:s text:c="4"/>printf("%s\n", tmp-&gt;name);</text:p>
      <text:p text:style-name="P26">}</text:p>
      <text:p text:style-name="P26"/>
      <text:p text:style-name="P26"/>
      <text:p text:style-name="P26"/>
      <text:p text:style-name="P26">int main(){</text:p>
      <text:p text:style-name="P26"><text:s text:c="4"/>int length;</text:p>
      <text:p text:style-name="P26"><text:s text:c="4"/>scanf("%d\n", &amp;length); <text:s/></text:p>
      <text:p text:style-name="P26"/>
      <text:p text:style-name="P26"><text:s text:c="4"/>char** names = (char**)malloc(sizeof(char*)*length);</text:p>
      <text:p text:style-name="P26"><text:s text:c="4"/>char** authors = (char**)malloc(sizeof(char*)*length);</text:p>
      <text:p text:style-name="P26"><text:s text:c="4"/>int* years = (int*)malloc(sizeof(int)*length);</text:p>
      <text:p text:style-name="P26"/>
      <text:p text:style-name="P26"><text:s text:c="4"/>for (int i=0;i&lt;length;i++)</text:p>
      <text:p text:style-name="P26"><text:s text:c="4"/>{</text:p>
      <text:p text:style-name="P26"><text:s text:c="8"/>char name[80];</text:p>
      <text:p text:style-name="P26"><text:soft-page-break/><text:s text:c="8"/>char author[80];</text:p>
      <text:p text:style-name="P26"/>
      <text:p text:style-name="P26"><text:s text:c="8"/>fgets(name, 80, stdin);</text:p>
      <text:p text:style-name="P26"><text:s text:c="8"/>fgets(author, 80, stdin);</text:p>
      <text:p text:style-name="P26"><text:s text:c="8"/>fscanf(stdin, "%d\n", &amp;years[i]);</text:p>
      <text:p text:style-name="P26"/>
      <text:p text:style-name="P26"><text:s text:c="8"/>(*strstr(name,"\n"))=0;</text:p>
      <text:p text:style-name="P26"><text:s text:c="8"/>(*strstr(author,"\n"))=0;</text:p>
      <text:p text:style-name="P26"/>
      <text:p text:style-name="P26"><text:s text:c="8"/>names[i] = (char*)malloc(sizeof(char*) * (strlen(name)+1));</text:p>
      <text:p text:style-name="P26"><text:s text:c="8"/>authors[i] = (char*)malloc(sizeof(char*) * (strlen(author)+1));</text:p>
      <text:p text:style-name="P26"/>
      <text:p text:style-name="P26"><text:s text:c="8"/>strcpy(names[i], name);</text:p>
      <text:p text:style-name="P26"><text:s text:c="8"/>strcpy(authors[i], author);</text:p>
      <text:p text:style-name="P26"/>
      <text:p text:style-name="P26"><text:s text:c="4"/>}</text:p>
      <text:p text:style-name="P26"><text:s text:c="4"/>MusicalComposition* head = createMusicalCompositionList(names, authors, years, length);</text:p>
      <text:p text:style-name="P26"><text:s text:c="4"/>char name_for_push[80];</text:p>
      <text:p text:style-name="P26"><text:s text:c="4"/>char author_for_push[80];</text:p>
      <text:p text:style-name="P26"><text:s text:c="4"/>int year_for_push;</text:p>
      <text:p text:style-name="P26"/>
      <text:p text:style-name="P26"><text:s text:c="4"/>char name_for_remove[80];</text:p>
      <text:p text:style-name="P26"/>
      <text:p text:style-name="P26"><text:s text:c="4"/>fgets(name_for_push, 80, stdin);</text:p>
      <text:p text:style-name="P26"><text:s text:c="4"/>fgets(author_for_push, 80, stdin);</text:p>
      <text:p text:style-name="P26"><text:s text:c="4"/>fscanf(stdin, "%d\n", &amp;year_for_push);</text:p>
      <text:p text:style-name="P26"><text:s text:c="4"/>(*strstr(name_for_push,"\n"))=0;</text:p>
      <text:p text:style-name="P26"><text:s text:c="4"/>(*strstr(author_for_push,"\n"))=0;</text:p>
      <text:p text:style-name="P26"/>
      <text:p text:style-name="P26"><text:s text:c="4"/>MusicalComposition* element_for_push = createMusicalComposition(name_for_push, author_for_push, year_for_push);</text:p>
      <text:p text:style-name="P26"/>
      <text:p text:style-name="P26"><text:s text:c="4"/>fgets(name_for_remove, 80, stdin);</text:p>
      <text:p text:style-name="P26"><text:s text:c="4"/>(*strstr(name_for_remove,"\n"))=0;</text:p>
      <text:p text:style-name="P26"/>
      <text:p text:style-name="P26"><text:s text:c="4"/>printf("%s %s %d\n", head-&gt;name, head-&gt;author, head-&gt;year);</text:p>
      <text:p text:style-name="P26"><text:s text:c="4"/>int k = count(head);</text:p>
      <text:p text:style-name="P26"/>
      <text:p text:style-name="P26"><text:s text:c="4"/>printf("%d\n", k);</text:p>
      <text:p text:style-name="P26"><text:s text:c="4"/>push(head, element_for_push);</text:p>
      <text:p text:style-name="P26"/>
      <text:p text:style-name="P26"><text:s text:c="4"/>k = count(head);</text:p>
      <text:p text:style-name="P26"><text:s text:c="4"/>printf("%d\n", k);</text:p>
      <text:p text:style-name="P26"/>
      <text:p text:style-name="P26"><text:s text:c="4"/>removeEl(head, name_for_remove); </text:p>
      <text:p text:style-name="P26"><text:s text:c="4"/>print_names(head);</text:p>
      <text:p text:style-name="P26"/>
      <text:p text:style-name="P26"><text:s text:c="4"/>k = count(head);</text:p>
      <text:p text:style-name="P26"><text:s text:c="4"/>printf("%d\n", k);</text:p>
      <text:p text:style-name="P26"/>
      <text:p text:style-name="P26"><text:s text:c="4"/>for (int i=0;i&lt;length;i++){</text:p>
      <text:p text:style-name="P26"><text:s text:c="8"/>free(names[i]);</text:p>
      <text:p text:style-name="P26"><text:s text:c="8"/>free(authors[i]);</text:p>
      <text:p text:style-name="P26"><text:s text:c="4"/>}</text:p>
      <text:p text:style-name="P26"><text:s text:c="4"/>free(names);</text:p>
      <text:p text:style-name="P26"><text:s text:c="4"/>free(authors);</text:p>
      <text:p text:style-name="P26"><text:s text:c="4"/>free(years);</text:p>
      <text:p text:style-name="P26"/>
      <text:p text:style-name="P26"><text:s text:c="4"/>return 0;</text:p>
      <text:p text:style-name="P26"/>
      <text:p text:style-name="P2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Roboto" svg:font-family="Roboto, sans-serif"/>
    <style:font-face style:name="inherit" svg:font-family="inherit"/>
    <style:font-face style:name="Courier New" svg:font-family="'Courier New'" style:font-family-generic="modern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9-02-21T00:37:16.340928174</dc:date>
    <meta:print-date>2015-07-17T12:06:00</meta:print-date>
    <meta:editing-cycles>4</meta:editing-cycles>
    <meta:editing-duration>PT7M29S</meta:editing-duration>
    <meta:document-statistic meta:table-count="1" meta:image-count="0" meta:object-count="0" meta:page-count="6" meta:paragraph-count="176" meta:word-count="974" meta:character-count="8622" meta:non-whitespace-character-count="7270"/>
    <meta:generator>LibreOffice/6.0.6.2$Linux_X86_64 LibreOffice_project/00m0$Build-2</meta:generator>
  </office:meta>
</office:document-meta>
</file>